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_20_concave" draw:marker-end="Arrow_20_concav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4.572cm" svg:height="2.032cm" svg:x="2.286cm" svg:y="3.81cm">
          <text:p text:style-name="P1">Standalone UDP <text:line-break/>server simulator <text:line-break/>(udp_server_sim)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572cm" svg:height="2.032cm" svg:x="11.176cm" svg:y="3.81cm">
          <text:p text:style-name="P3"><text:span text:style-name="T1">Main Loop (app)</text:span><text:span text:style-name="T1"><text:line-break/></text:span><text:span text:style-name="T1">(main.c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572cm" svg:height="2.032cm" svg:x="19.304cm" svg:y="3.81cm">
          <text:p text:style-name="P1">UX/UI and HW<text:line-break/> sensors simulator <text:line-break/>(ux_sim.c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7cm" svg:height="1.778cm" svg:x="11.176cm" svg:y="5.842cm">
          <text:p text:style-name="P3"><text:span text:style-name="T1">Platform Abstract API</text:span><text:span text:style-name="T1"><text:line-break/></text:span><text:span text:style-name="T1">(ipc.h, led.h, network.h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2.7cm" svg:height="1.778cm" svg:x="11.176cm" svg:y="7.62cm">
          <text:p text:style-name="P3"><text:span text:style-name="T1">Simulated API mapping to Linux</text:span><text:span text:style-name="T1"><text:line-break/></text:span><text:span text:style-name="T1">(ipc.c, led.c, network.c)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6.858cm" svg:y1="4.826cm" svg:x2="11.176cm" svg:y2="4.826cm" draw:start-shape="id1" draw:start-glue-point="1" draw:end-shape="id2" draw:end-glue-point="3" svg:d="M6858 4826h4318" svg:viewBox="0 0 4319 1">
          <text:p/>
        </draw:connector>
        <draw:connector draw:style-name="gr3" draw:text-style-name="P3" draw:layer="layout" svg:x1="15.748cm" svg:y1="4.826cm" svg:x2="19.304cm" svg:y2="4.826cm" draw:end-shape="id3" draw:end-glue-point="3" svg:d="M15748 4826h3556" svg:viewBox="0 0 3557 1">
          <text:p/>
        </draw:connector>
        <draw:frame draw:style-name="gr4" draw:text-style-name="P4" draw:layer="layout" svg:width="4.064cm" svg:height="1.555cm" svg:x="6.858cm" svg:y="3.017cm">
          <draw:text-box>
            <text:p text:style-name="P4"><text:span text:style-name="T2">Client/Server UDP-based communication</text:span></text:p>
          </draw:text-box>
        </draw:frame>
        <draw:frame draw:style-name="gr5" draw:text-style-name="P5" draw:layer="layout" svg:width="3.048cm" svg:height="0.649cm" svg:x="16.002cm" svg:y="3.923cm">
          <draw:text-box>
            <text:p text:style-name="P4"><text:span text:style-name="T2">IPC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20:45:46.266033204</meta:creation-date>
    <dc:date>2017-02-02T21:16:18.388645003</dc:date>
    <meta:editing-duration>PT17M28S</meta:editing-duration>
    <meta:editing-cycles>2</meta:editing-cycles>
    <meta:generator>LibreOffice/4.2.8.2$Linux_X86_64 LibreOffice_project/420m0$Build-2</meta:generator>
    <meta:document-statistic meta:object-count="32"/>
  </office:meta>
</office:document-meta>
</file>